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7660" officeooo:paragraph-rsid="001e7660"/>
    </style:style>
    <style:style style:name="P2" style:family="paragraph" style:parent-style-name="Standard">
      <style:text-properties fo:color="#000000" fo:font-size="13pt" officeooo:rsid="00219a04" officeooo:paragraph-rsid="00219a04" style:font-size-asian="13pt" style:font-size-complex="13pt"/>
    </style:style>
    <style:style style:name="P3" style:family="paragraph" style:parent-style-name="Standard">
      <style:text-properties fo:color="#000000" fo:font-size="13pt" officeooo:paragraph-rsid="00219a04" style:font-size-asian="13pt" style:font-size-complex="13pt"/>
    </style:style>
    <style:style style:name="P4" style:family="paragraph" style:parent-style-name="Standard">
      <style:text-properties fo:color="#000000" fo:font-size="13pt" officeooo:rsid="0029cec2" officeooo:paragraph-rsid="0029cec2" style:font-size-asian="13pt" style:font-size-complex="13pt"/>
    </style:style>
    <style:style style:name="P5" style:family="paragraph" style:parent-style-name="Standard">
      <style:text-properties fo:color="#000000" fo:font-size="13pt" officeooo:rsid="0029cec2" officeooo:paragraph-rsid="002abd2d" style:font-size-asian="13pt" style:font-size-complex="13pt"/>
    </style:style>
    <style:style style:name="P6" style:family="paragraph" style:parent-style-name="Standard">
      <style:text-properties fo:color="#000000" fo:font-size="13pt" officeooo:rsid="002a709f" officeooo:paragraph-rsid="002a709f" style:font-size-asian="13pt" style:font-size-complex="13pt"/>
    </style:style>
    <style:style style:name="P7" style:family="paragraph" style:parent-style-name="Standard">
      <style:text-properties fo:color="#000000" fo:font-size="13pt" officeooo:rsid="002ddac8" officeooo:paragraph-rsid="002ddac8" style:font-size-asian="13pt" style:font-size-complex="13pt"/>
    </style:style>
    <style:style style:name="P8" style:family="paragraph" style:parent-style-name="Standard">
      <style:text-properties fo:color="#000000" fo:font-size="13pt" officeooo:rsid="002fb06e" officeooo:paragraph-rsid="002fb06e" style:font-size-asian="13pt" style:font-size-complex="13pt"/>
    </style:style>
    <style:style style:name="P9" style:family="paragraph" style:parent-style-name="Standard">
      <style:text-properties officeooo:paragraph-rsid="002a709f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fo:font-size="13pt" officeooo:rsid="0029cec2" officeooo:paragraph-rsid="0029cec2" style:font-size-asian="13pt" style:font-size-complex="13pt"/>
    </style:style>
    <style:style style:name="P11" style:family="paragraph" style:parent-style-name="Preformatted_20_Text">
      <style:text-properties fo:color="#000000" fo:font-size="13pt" officeooo:rsid="002fb06e" officeooo:paragraph-rsid="002fb06e" style:font-size-asian="13pt" style:font-size-complex="13pt"/>
    </style:style>
    <style:style style:name="P12" style:family="paragraph" style:parent-style-name="Preformatted_20_Text">
      <style:text-properties fo:color="#000000" fo:font-size="13pt" officeooo:rsid="002fb06e" officeooo:paragraph-rsid="0030744a" style:font-size-asian="13pt" style:font-size-complex="13pt"/>
    </style:style>
    <style:style style:name="P13" style:family="paragraph" style:parent-style-name="Preformatted_20_Text">
      <style:text-properties fo:color="#000000" fo:font-size="13pt" officeooo:rsid="0030744a" officeooo:paragraph-rsid="0030744a" style:font-size-asian="13pt" style:font-size-complex="13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style:text-underline-style="none" fo:font-weight="normal" officeooo:rsid="00411b31" loext:padding="0cm" loext:border="none"/>
    </style:style>
    <style:style style:name="T3" style:family="text">
      <style:text-properties fo:font-style="normal" style:text-underline-style="none" fo:font-weight="normal" officeooo:rsid="003a0799" loext:padding="0cm" loext:border="none"/>
    </style:style>
    <style:style style:name="T4" style:family="text">
      <style:text-properties fo:font-style="normal" style:text-underline-style="none" fo:font-weight="normal" officeooo:rsid="003ae947" loext:padding="0cm" loext:border="none"/>
    </style:style>
    <style:style style:name="T5" style:family="text">
      <style:text-properties fo:font-style="normal" style:text-underline-style="none" fo:font-weight="normal" officeooo:rsid="003ccd5c" loext:padding="0cm" loext:border="none"/>
    </style:style>
    <style:style style:name="T6" style:family="text">
      <style:text-properties fo:font-style="normal" style:text-underline-style="none" fo:font-weight="normal" officeooo:rsid="003ec151" style:font-weight-asian="bold" style:font-weight-complex="bold" loext:padding="0cm" loext:border="none"/>
    </style:style>
    <style:style style:name="T7" style:family="text">
      <style:text-properties fo:font-style="normal" style:text-underline-style="none" fo:font-weight="normal" officeooo:rsid="003f05c5" style:font-weight-asian="bold" style:font-weight-complex="bold" loext:padding="0cm" loext:border="none"/>
    </style:style>
    <style:style style:name="T8" style:family="text">
      <style:text-properties fo:font-style="normal" style:text-underline-style="none" fo:font-weight="normal" officeooo:rsid="00411b31" style:font-weight-asian="bold" style:font-weight-complex="bold" loext:padding="0cm" loext:border="none"/>
    </style:style>
    <style:style style:name="T9" style:family="text">
      <style:text-properties officeooo:rsid="002a709f"/>
    </style:style>
    <style:style style:name="T10" style:family="text">
      <style:text-properties officeooo:rsid="002b1dae"/>
    </style:style>
    <style:style style:name="T11" style:family="text">
      <style:text-properties fo:color="#000000" fo:font-size="13pt" officeooo:rsid="002a709f" style:font-size-asian="13pt" style:font-size-complex="13pt"/>
    </style:style>
    <style:style style:name="T12" style:family="text">
      <style:text-properties officeooo:rsid="002ddac8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officeooo:rsid="002f0fa2"/>
    </style:style>
    <style:style style:name="T15" style:family="text">
      <style:text-properties officeooo:rsid="0031e6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erses : <text:s/><text:span text:style-name="T10">+ complément :</text:span></text:p>
      <text:p text:style-name="P1"/>
      <text:p text:style-name="P4"><text:bookmark-start text:name="__DdeLink__4381_477853422"/><text:bookmark-start text:name="__DdeLink__1581_3254812529"/><text:bookmark-start text:name="__DdeLink__1576_3254812529"/><text:bookmark-start text:name="__DdeLink__5646_477853422"/><text:bookmark-start text:name="__DdeLink__5641_477853422"/><text:bookmark-start text:name="__DdeLink__5010_477853422"/><text:bookmark-start text:name="__DdeLink__4383_477853422"/>&gt;1,1</text:p>
      <text:p text:style-name="P4">GGGCAAACGCTGGCGTGTTTTCACCATGCTGTCTTATGCCGATTTGCACCAACAATGAGATACATTGAAAAGAAATTAAATGAGGCTTTACCCAAGAATTTTTACATACACTCCTGTAAAAACATTGATGATCTTAATGAGTGGGTTGTAAAACAGAAATTTGATGGTGTTTGCACAGAATCGGATTATGAGGCTTTCGATGCAAGTCAAGATGCCATTGTTTTGAGCTTTGAAATTGCCTTAATGAAATATTTGGAGATTAATGAAAGTGTAGTGAATGACTACATTTACATTAAAACTCATCTGGGTTCAAAACTTGGAAGTTTTGCCCTCATGAGCTTCACAGGTGA</text:p>
      <text:p text:style-name="P4">&gt;1,2</text:p>
      <text:p text:style-name="P4">GCCAAGGCGGGGCAGACGTTGGCGTGTTTTCACCATGCTGTCTTATGCCGATTTGCACCAACAATGAGGTACATTGAAAAGAAATTAAATGAAGCTTTACCCAAGAATTTTTACATACACTCCTGTAAAAATATTGATGATCTTAATGAGTGGGTTGTAAAACAGAAATTTGATGGTGTTTGCACAGAATCGGATTATGAGGCTTTCGATGCAAGTCAAGATGCTATTGTTTTGAGCTTTGAACTTGCCTTAATGAGATATTTGGAGATTAATGAAAGTGTAGTGAATGACTACATTTACATTAAAACTCATTTGGGTTCAAAACTTGGAAGTTTTGCCCTCATGAGCTTCACAGGAGA</text:p>
      <text:p text:style-name="P4">&gt;2,2</text:p>
      <text:p text:style-name="P4">GCCAAGGCGGGGCAAACGCTTGCGTGTTTTCATCATACTGTTCTGTGTAGGTTTGCACCAACAATGAGGTACATTGAAAAGAAACTGAATGAAGCTCTACCCAAAAATTTTTACATACATTCATGCAAAAATATTGATGATCTCAATGAATGGGTTATGAAGCAGGGGTTTGATGGTGTTTGCACAGAGTCTGATTATGAGGCTTTTGATGCCAGTCAAGATGCTATTGTTTTGAGTTTTGAATTGGCTTTGATGAGGTATTTAGAAATTGATGAAGGTGTGGTAAATGACTACATCTATATTAAAACCCATTTGGGCTCAAAACTTGGAAGTTTCGCCCTCATCCGCTTTACTGGAA</text:p>
      <text:p text:style-name="P4">&gt;2,3</text:p>
      <text:p text:style-name="P4">GCCAAGGCGGGGCAAACGCTGGCGTGTTTTCATCATGCTGTTCTGTGTAGGTTTGCACCAACAATGAGGTACATTGAAAAGAAGCTGAATGAAGCTCTACCCAAAAATTTTTACATACATTCATGCAAAAACATTGATGATCTCAATGAATGGGTTATGAAGCAGGGGTTTGATGGTGTTTGCACAGAGTCTGATTATGAGGCTTTTGATGCCAGTCAAGATGCTATCGTTTTGAGTTTCGAATTGGCTTTAATGAGGTATTTAGAAATTGATGAAGGTGTGGTAAATGACTACATTTATATTAAAACTCATTTGGGCTCAAAACTCGGAAGTTTCGCCCTCAGAGCTTCACAGGAGA</text:p>
      <text:p text:style-name="P4">&gt;5,9</text:p>
      <text:p text:style-name="P5"><text:bookmark-start text:name="__DdeLink__5012_477853422"/>GCCAAGGCGGGGCAGACGCTTGCGTGTTTTCATCATGCTGTTCTATGTAGATTTGCACCAACCATGAGGTATATTGAGAAAAATTGAATGAGGCCTTACCCAAAAATTTCTATATACACTCCTGCAAAAATATTGATGACCTTAATGAGTGGGTGATGAAGCAAAAATTTGATGGTGTTTGCATAGAATCTGATTATGAAGCTTTTGACGCTAGTCAAGACGCCATAGTTTTGAGCTTTGAGTTGGCCTTAATGAAATATCTGGAGATCAATGAAAATGTGGTGAACGGTTATATTTACATCAAGACTCACTTGGGTTCGAAACTTGGAAGTTTTGCCCTCATGAGCTTTACAGGTGA<text:bookmark-end text:name="__DdeLink__5012_477853422"/></text:p>
      <text:p text:style-name="P4">&gt;6,3</text:p>
      <text:p text:style-name="P4">GCTAAGGCGGGGCAGACGTTGGCGTGTTTTCATCATGCTATTCTATGTAGATTTGCACCAACCATGAGGTATATAGAGAAAAGATTGAATGAGGCCTTACCTAAAAATTTCTATAT<text:soft-page-break/>ACACTCTTGCAGAAATATTGATGACCTTAATGAGTGGGTGATGAAGCAAAAATTTGATGGTGTTTGCACAGAGTCTGATTATGAAGCTTTTGATGCTAGTCAAGACGCCATAGTTTTGAGCTTTGAGTTGGCCTTAATGAGATATTTGGAGATCAATGAAAATGTGGTGAACGATTATATCTACATCAAAACTCACTTGGGTTCAAAACTTGGAAGTTTTGCCCTCATGAGCTTTACAGGAGA</text:p>
      <text:p text:style-name="P4">&gt;6,5</text:p>
      <text:p text:style-name="P4">GCCAAGGCGGGGCAGACGTTTGCGTGTTTTCATCATGCTGTTCTATGTAGATTTGCACCAACCATGAGGTACATCGAGAAAAAATTGAATGAGGCCTTACCTAAAAATTTCTATATACACTCTTGCAAAAATATTGATGACCTCAGTGAGTGGGTGATGAAGCAAAAATTTGATGGTGTTTGCACAGAATCTGATTATGAAGCTTTTGATGCTAGTCAAGACGCCATAGTTTTAAGCTTTGAGTTGGCCTTAATGAAATATCTGGAGATCAATGAAAATGTGGTGAATGATTATATCTACATCAAAACTCACTTGGGTTCAAAACTTGGAAGTTTTGCCCTCATGCGCTTTACAGGAGA</text:p>
      <text:p text:style-name="P4">&gt;6,6</text:p>
      <text:p text:style-name="P4">GCCAAGGCGGGGCAAACGCTGGCGTGTTTTCATCATGCTGTTCTATGTAGATTTGCACCAACCATGAGGTACATCGAGAAAAAATTGAATGAGGCCTTACCTAAAAATTTCTATATACACTCTTGCAAAAATATTGATGACCTTAATGAGTGGGTGATGAAGCAAAAATTTGATGGTGTTTGCACAGAATCTGATTATGAAGCTTTTGATGCTAGTCAAGACGCCATAGTTTTGAGCTTTGAGTTGGCCTTAATGAAATATTTGGAGATCAATGAAAATGTGGTGAACGATTACATCTACATCAAAACTCACTTGGGTTCAAAACTTGGAAGTTTTGCCCTCATCCGCTTTACAGGGGA</text:p>
      <text:p text:style-name="P4">&gt;7,9</text:p>
      <text:p text:style-name="P4">GCTAAGGCGGGGCAGACGTTTGCGTGTTTTCATCATGCTGTTTTGTGTAGATTTGCACCAACAATGAGGTACATTGAAAAGAAATTGAATGAAGCTCTACCCAGAAATTTTTACATACACTCATGCAAAAACATTGATGATCTCAATGAATGGGTTATAAAGCAGGGGTTTGATGGTGTTTGCACAGAGTCTGATTATGAGGCTTTCGACGCTAGTCAAGATGCTATTGTTTTGAGTTTTGAATTGGCTTTGATGAGGTATTTAGAAATCGATGGAGGTGTAGTGAATGACTACATTTATATTAAAACTCATTTGGGCTCAAAGCTTGGAAGTTTTGCCCTCATGAGCTTTACTGGTGA</text:p>
      <text:p text:style-name="P4">&gt;8,8</text:p>
      <text:p text:style-name="P4">GCTAAGGCGGGGCAAACGTTTGCGTGTTTTCACCACGCTGTCCTATGTAGATTTGCCCCAACAATGCGGTACATAGAGAAAAAAACTAAATGAAGTACTTCCAAAAAATTATTACATACACTCAGGAAAAAATATTGATGATTTGAATAATTGGGTGCTTAAGCAGGGTTTTACTGGTGAATGTACTGAGTCTGACTATGAGGCTTTTGATGCAAGCCAGGATTCGATGGTTCTAAGTTTTGAAGTGGCTGTAATGGAGTATTTGGAAGTTAATGAGAGGGTTATTGATGACTACATTTATCTTAAAACTCATCTTGGTTCAAAACTTGGTTCATTTGCCCTCATGAGCTTCACTGGGGA</text:p>
      <text:p text:style-name="P4">&gt;11,1</text:p>
      <text:p text:style-name="P4">GCTAAGGCGGGGCAGACGTTGGCGTGTTTCCATCATGCTGTTCTGTGTAGGTTTGCACCTACAATGAGATACATTGAAAAGAAACTAAATGAAGCTTTTGATGCCAGTCAAGATGCTATTGTTTTGAGTTTTGAGTTAGCTTTAATGAGATATTTAGAGATTAATGAGAGCGTAATAAATGATTATATATACATTAAAACTCATTTGGGCTCAAAACTCGGAAGCTTTGCCCTCATCAGCTTTACAGGGGA</text:p>
      <text:p text:style-name="P4">&gt;11,6</text:p>
      <text:p text:style-name="P4"><text:soft-page-break/>GCCAAGGCGGGGCAAACGTTGGCGTGTTTCCATCATGCTGTTCTATGTAGGTTTGCACCAACGATGAGATACATTGAAAAGAAATTAAATGAAGCCTTACCTAAAAATTTCTACATACACTCGTGCAGAAACTTTGATGATCTCAATGAGTGGGCCCTGAAACAAGGATTTGACGGTGTCTGCACAGAATCTGATTATGAAGCTTTTGATGCCAGTCAGGATGCCATTGTTTTGAGTTTTGAGTTAGCTTTAATGAGATATTTAGAGATTAATGAGAGTGTGGTAAATGACTATATATACATTAAAACTCATTTGGGCTCAAAACTTGGAGGTTTTGCCCTCATCCGCTTCACAGGGGA</text:p>
      <text:p text:style-name="P4">&gt;11,10</text:p>
      <text:p text:style-name="P4">GCTAAGGCGGGGCAGACGCTGGCGTGTTTTCATCATGCTGTTCTGTGTAGGTTTGCGCCAACAATGCGATACATTGAAAAGAAACTGAATGAAGCCTTGCCTAAAAATTTTTACATACACTCGTGTAAAAACTTTGATGATCTCAATGAGTGGGTCTTAAAACAAGGATTTGATGGTGTTTGCACAGAATCTGATTATGAAGCTTTTGATGCGAGTCAAGATGCTATTGTTTTGAGTTTTGAATTAGCCTTAATGAGATATTTAGAGATTGATGAGGGTGTGGTAAATGACTATATATACATCAAAACTCATCTGGGCTCAAAACTCGGAAGTTTTGCCCTCATCCGCTTCACAGGGGA</text:p>
      <text:p text:style-name="P4">&gt;12,4</text:p>
      <text:p text:style-name="P4">GCTAAGGCGGGGCAAACGCTTGCGTGTTTTCATCACGCTGTTTTATGTAGGTTTGCGCCAACAATGAGGTACATTGAAAAAAAACTCAATGAAGCTTTACCCAAAAATTTTTACATACACTCATGCAAAAACATCGATGATCTCAATGAGTGGGTTATAAAACAAGGATTTGATGGTGTCTGCACAGAATCCGATTATGAGGCCTTTGATGCCAGTCAAGATGCTATCGTTCTGAGTTTTGAGTTGGCCTTAATGAGGTATTTAGAAATTAATGAAAGTGTGGTAAATGATTACATTTACGTTAAAACTCATTTGGGCTCAAAACTTGGAAGTTTCGCCCTCATGCGCTTTACAGGAGA</text:p>
      <text:p text:style-name="P4">&gt;<text:span text:style-name="T9">12,9</text:span></text:p>
      <text:p text:style-name="P4">GCCAAGGCGGGGCAAACGTTTGCGTGTTTTCACCATGCAGTCTTATGTAGATTCGCACCAGCAATGAGATATATTGAAAAAAAACTAAATGAGGCTCTACCCAAGAACTTTTATATACACTCCTGCAAGAACATTGACGATCTTAATGAGTGGGTTATGAAGCAAAAGTTTGAAGGGGTTTGCACAGAATCTGACTATGAAGCTTTTGATGCAAGTCAAGATGCTATAGTCCTGAGTTTTGAGTTAGCCTTAATGAGATATCTGGAAATTAATGAGAATGTGATAAATGACTACGTCTATATTAAAACGCATTTAGGCTCAAAGCTCGGAAGTTTTGCCCTCATGAGCTTCACAGGGGA</text:p>
      <text:p text:style-name="P6">&gt;13,1</text:p>
      <text:p text:style-name="P6">GCTAAGGCGGGGCAGACGTTTGCGTGCTTTCATCATGCCGTTTTGTGTCGGTTTGCGCCAACAATGAGGTACATTGAGAAGAAACTAAACGAAGCCTTACCTAAGAATTTCTACATACACTCATGCAAAAACATCGATGATCTCAATGAGTGGGTTACAAAACAGGGATTTGATGGTGTCTGCACGGAATCTGATTATGAAGCTTTTGATGCCAGTCAAGGTGCCATTGTTTTGAGTTTCGAATTGGCTTTAATGAGATATTTAGAAATTAATGGGAGTGTGGTGAATGATTACATCTACATCAAAACTCATTTGGGCTCAAAACTTGGGAGTTTCGCCCTCATGCGCTTCACAGGAGA</text:p>
      <text:p text:style-name="P6">&gt;13,2</text:p>
      <text:p text:style-name="P6">GCCAAGGCGGGGCAAACGTTGGCATGCTTTCATCATGCCGTTTTGTGTCGGTTTGCGCCAACAATGAGGTACATTGAGAAGAAACTAAACGAAGCCTTACCTAAGAATTTCTACATACACTCATGCAAAAACATCGATGATCTCAATGAGTGGGTTACAAAACAGGGATTTGATGGTGTCTGCACGGAATCTGATTATGAAGCTTTTGATGCCAGTCAAGATGCCATTGTTTTGAGTTTCGAATTGGCTTTAATGAGATATTTAGAAATTAATGAGAGTGTGGTG<text:soft-page-break/>AATGATTACATCTACATCAAAACTCATTTGGGCTCAAAACTTGGGAGTTTCGCCCTCATCAGCTTTACAGGTGA</text:p>
      <text:p text:style-name="P6">&gt;14,2</text:p>
      <text:p text:style-name="P6">GCCAAGGCGGGGCAGACGCTTGCGTGTTTTCATCATGCTGTTTTGTGCAGATTTGCACCAACAATGAGGTACATTGAGAAGAAGTTAAATGAAGCTCTACCCAAAAATTTCTATATACATTCATGCAAGAACATTGACGATCTCAATGAATGGGTTATAAATCAGAAATTTGATGGTGTCTGCACAGAATCTGATTATGAAGCCTTTGATGCAAGTCAAGATGCCATTGTTTTGAGTTTTGAATTGGCTTTAATGAGATATTTAGAAATTAATGAAAGTGTGGTGAATGATTACATTTATATCAAAACACATCTGGGCTCAAAACTTGGGAACTTCGCCCTCATGAGCTTCACTGGTGA</text:p>
      <text:p text:style-name="P6">&gt;14,4</text:p>
      <text:p text:style-name="P6">GCCAAGGCGGGGCAGACGTTGGCGTGTTTTCATCATGCTGTTTTGTGCAGATTTGCACCAACAATGAGGTACATTGAGAAGAAGTTAAATGAAGCTCTACCCAAAAATTTCTATATACATTCATGCAAGAACATTGACGATCTCAATGAATGGGTTATAAATCAGAAATTTGATGGTGTTTGCACAGAATCTGATTATGAAGCTTTTGATGCAAGTCAAGATGCCATTGTTTTGAGTTTTGGATTGGCTTTAATGAGATATTTAGAAATTAATGAAAGTGTGGTGAATGATTACATTTATATCAAAACACATCTGGGCTCAAAACTTGGGAGCTTTGCCCTCATCCGCTTCACAGGGGA</text:p>
      <text:p text:style-name="P6">&gt;14,6</text:p>
      <text:p text:style-name="P6">GCTAAGGCGGGGCAGACGTTGGCGTGCTTTCATCATGCTGTTTTATGCAGATTTGCACCAACAATGAGGTACATTGAGAAGAAGCTAAATGAAGCTCTACCTAAAAATTTCTACATACATTCGTGTAAGAACATTGATGATCTTAATGAATGGGTTATAAATCAGAAATTTGATGGTGTCTGCACAGAATCTGATTATGAAGCCTTTGATGCCAGTCAGGATGCTATCGTTTTGAGTTTTGAATTGGCTTTAATGAGATATTTGGAAATTAATGAAAGTGTGGTGAACGATTACATTTATATCAAAACTCATTTGGGTTCGAAACTTGGAAGCTTCGCCCTCATCCGCTTTACAGGGGA</text:p>
      <text:p text:style-name="P6">&gt;15,8</text:p>
      <text:p text:style-name="P6">GCTAAGGCGGGGCAGACGTTTGCGTGTTTTCATCATGCTGTTTTGTGCAGGTTTGCGCCAACAATGAGGTACATTGAAAAGAAGCTAAATGAAGCCTCGCCCAAAAATTTCTACATACATTCATGCAAGAACATTGATGATCTCAATGAATGGGTTATAAATCAGAAATTTGATGGTGTCTGCACAGAATCTGATTATGAAGCCTTTGATGCGAGTCAGGATGCCATTGTTTTGAGTTTTGAATTGGCTTTAATGAGATATTTGGAAATTAATGAAAGTGTGGCGAACGATTACATTTATATCAAAACTCATTTGGGTTCGAAACTTGGGAGCTTCGCCCTCATGAGCTTCACAGGAGA</text:p>
      <text:p text:style-name="P6">&gt;16,1</text:p>
      <text:p text:style-name="P6">GCCAAGGCGGGGCAGACGCTGGCGTGCTTTCATCATGCCGTTTTGTGTCGGTTTGCGCCAACAATGAGGTACATTGAGAAGAAACTAAACGAAGCTTTACCTAAGAATTTCTACATACACTCATGCAAAAACATCGATGATCTCAATGAGTGGGTTACAAAACAGGGATTTGATGGTGTCTGCACGGAATCTGATTATGAAGCTTTTGATGCCAGTCAAGATGCCATTGTTTTGAGTTTCGAATTGGCTTTAATGAGATATTTAGAAATTAATGAGAGTGTGGTGAATGATTACATCTACATCAAAACTCATTTGGGCTCAAAACTTGGGAGTTTCGCCCTCATCCGCTTCACTGGGGA</text:p>
      <text:p text:style-name="P6">&gt;16,4</text:p>
      <text:p text:style-name="P6">GCTAAGGCGGGGCAAACGCTTGCGTGCTTTCATCATGCCGTTTTGTGTCGGTTTGCGCCAACAATGAGGTACATTGAGAAGAAACTAGACGAAGCCTTACCTAAGAATTTCTA<text:soft-page-break/>CATACACTCATGCAAAAACATCGATGATCTCAATGAGTGGGTTACAAAACAGGGATTTGATGGTGTCTGCACGGAATCTGATTATGAAGCTTTTGATGCCAGTCAAGATGCCATTGTTTTGAGTTTCGAATTGGCTTTAATGAGATATTTAGAAATTAATGAGAGTGTGGTGAATGATTACATCTACATCAAAACTCATTTGGGCTCAAAACTTGGGAGTTTCGCCCTCATGAGCTTTACTGGGGA</text:p>
      <text:p text:style-name="P6">&gt;16,7</text:p>
      <text:p text:style-name="P6">GCTAAGGCGGGGCAGACGTTTGCGTGCTTTCATCATGCCGTTTTGTGTCGGTTTGCGCCAACAATGAGGTACATTGAGAAGAAACTAAACGAAGCCTTACCTAAGAATTTCTACATACACTCATGCAAAAACATCGATGATCTCAATGAGTGGGTTACAAAACAGGGATTTGATGGTGTCTGCACGGAATCTGATTATGAAGCTTTTGATGCCAGTCAAGATGCCATTGTTTTGAGTTTCGAATTGGCTTTAATGAGATATTTAGAAATTAATGAGAGTGTGGTGAATGATTACATCTACATCAAAACTCATTTGGGCTCAAAACTTGGGAGTTTCGCCCTCATGCGCTTCACTGGGGA<text:bookmark-end text:name="__DdeLink__4383_477853422"/><text:bookmark-end text:name="__DdeLink__5641_477853422"/></text:p>
      <text:p text:style-name="P6">&gt;Capillovirus Apple stem grooving virus, complete genome</text:p>
      <text:p text:style-name="P6">GCTAAAGCTGGCCAAACTTTGGCCTGTTTCCAACATATAGTCCTATTTAGATTTGGACCCATGTTGAGAGCAATTGAAAGTGCCTTTTTGAGAAGCTGTGGAGACTCATACTACATACACTCCGGGAAAAACTTCTTCTGCCTGGATAGCTTTGTGACAAAGAATGCAAGTGTCTTTGATGGATTTTCAATTGAGTCAGACTACACGGCCTTTGACTCATCTCAGGACCACGTCATATTGGCCTTTGAAATGGCACTGTTACAATACCTGGGCGTGTCAAAGGAGTTTCAGCTAGATTACCTTAGACTGAAATTAACTCTCGGATGCCGTCTCGGATCACTAGCAATAATGAGGTTCACAGGAGA</text:p>
      <text:p text:style-name="P6">&gt;Carlavirus Potato virus M, complete genome</text:p>
      <text:p text:style-name="P6">GCTAAAGCAGCGCAGAGCATCGTGTGTTTTCAACATGCGGTCTTGTGTCGTTTTGCGCCCTACATGCGATACATTGAGATGAAAGTGCACGAGGTGCTGCCGAAGAATTACTACATCCACTCAGGAAAGGGTTTGGAGGAGCTGGATGCGTGGGTCAAGAAAGGGAAGTTTGACCGGATTTGCACGGAGTCTGATTATGAGGCATTCGATGCGTCACAAGATGAATTTATCATGGCTTTCGAGCTGGAATTGATGAAGTACTTAAGGTTACCAAGTGATCTAATCGAGGATTACAAGTTCATCAAGACTAGCCTAGGATCTAAATTGGGCAATTTTGCTATAATGCGCTTCTCCGGGGA</text:p>
      <text:p text:style-name="P6">&gt;Chordovirus Carrot betaflexivirus 1 isolate CBV-1_S20 ORF1, ORF2, and ORF3 genes, complete cds</text:p>
      <text:p text:style-name="P6">GCCAAGGCAGGGCAAACCATAGCCTGTTTCGCGCATGGTGTTCTGTTCAAATTCTCTGCTTGGTGCAGGTATGCTGAGCTCAAAATAAATGAAGTCATGCCAGAGGCTTTCTATGTGCATAGCAAGAAAAATTTTGATGAGCTGGAGAGATGGGTCAAAGGCAACTTCATTGGTCCAATCTGTGTCGAGAGTGATTATGAGGCCTTTGATGCATCTCAGGACTCAACAATATTGGCTTTTGAATGCCTAATTTTGAAAGATGTAGGTTGGCCACATGATCTTATTGAGGATTACAAAACTCTGAAGTTAGAGCTGGGATGTAAGCTTGGTATGCTGGCCATAATGCGATTCACTGGGGA</text:p>
      <text:p text:style-name="P6">&gt;Citrivirus Citrus leaf blotch virus, complete genome</text:p>
      <text:p text:style-name="P6">GCTAAAGCGGGTCAAACTCTTGCCTGTTTTCAGCACCTGATTTTGGTACAGTTCGCTCCATGGTGTAGATACCTAGAAACCCAGATCAGAAATCAGTTGCCTGAAGAAATTTACATTCACTCAAATAAAAATTTTGATGATTTGAATGCATGGGTCAAAAAATTTTTCCAGAGGGATATCTGTGTTGAGTCTGATTATGAAGCATTTGATGCAAGCCAGGATGAATACATATTATCCTTCGAGATTCATCTGATGAAAGATGCGCATTTTCCGCAGAAAATCATTGAT<text:soft-page-break/>GCATACATAGACCTTAAATGCAAATTGGGATGCAAATTGGGCCATTTTTCAATAATGAGATTTACAGGGGA</text:p>
      <text:p text:style-name="P6">&gt;Divavirus Diuris virus A isolate SW3.3, complete genome</text:p>
      <text:p text:style-name="P6">GCCAAAGCTGGACAAACTTTGGCATGTTTCAGTCATATTATACTAAATAGATTTGCTGCCCCAACAAGATATGTTGAAAAGAAAATAAGTGAAGGTCTTGGAAAGAACTTCTACATACATCAAAAGAAGAATTTTGATGTGTTAAATGATTGGGTAGTAGCAAATAATTTTGATTCTTATTGCTTAGAAAGTGATTATGAAGCTTTTGATTCATCCCAAGATTGCTTGATATTGGCTTTTGAATATGAATTGCTCAAGTATCTTGGTTGGGATCAAAGTTTACTTGATGATTACTTAGACCTCAAGTTTAATTTGGGGTGCAGATTGGGGAATCTGGCTGTAATGAGGTTTACTGGCGA</text:p>
      <text:p text:style-name="P6">&gt;Foveavirus Apple stem pitting virus genes for RNA-dependent RNA polymerase, triple gene block ORFs and coat protein, complete cds</text:p>
      <text:p text:style-name="P6">GCCAAAGCTGGACAGACTCTTGCTTGCTTTCAACATTCAGTTCTTTGCAGATTTGCACCCTACATGAGATACATTGAATCCAAGGTTACAGAGGTGCTTCCAAAAAATCTATACATTCATTCTGGAAAGAATATTGATGACCTAGCAGCTTGGGTGACTACAAGTAAATTCAATGGTGTGTGCACCGAGTCTGATTATGAGGCATTTGATGCCTCGCAAGATCATTTTATCCTGGCTTTTGAGCTTGAAGTCATGAAATTCTTGGGTTTGCCTTCCGACCTCATTGCGGATTACACCTTCATCAAAACCCATTTGGGATCCAAACTAGGAAGTTTTGCCATTATGCGCTTCACAGGTGA</text:p>
      <text:p text:style-name="P6">&gt;Prunevirus Apricot vein clearing associated virus complete genome, isolate VC</text:p>
      <text:p text:style-name="P6">GCGAAAGCCGGTCAAACTTTGGCTTGTTTTCAACACATGATCCTTGTGACATTTGCACCGTACTGCAGGTACATGGAGAAGCAATTAAGAGCTCAGCTGCCTGGTGAAATATATATACACTCGAACAAAAACTTCAATGATTTGAATGAATGGGTCAAAAAGCACGCTGGTGATGATCTGTGTGTTGAGTCTGATTACGAAGCATTTGATGCCTCACAAGACCAATACATTTTATCATTTGAGCTCTTTATGATGAGACATATGCATATACCAGAACAAATCATCCAGGCTTACATTGATCTCAAGGTCAACCTGGGTTGCAAGTTGGGACATTTTGCCATCATGAGGTTCACGGGTGA</text:p>
      <text:p text:style-name="P6">&gt;Robigovirus Cherry rusty mottle associated virus isolate 95CI192R3, complete genome</text:p>
      <text:p text:style-name="P6">GCAAAAGCTGGTCAAACTTTAGCTTGCTTCCATCATGATGTGCTCTGTCGCCTTGCTCCGTACATTCGGTACATTGAGAAGAAAGTGTTCAAGGCTCTGCCTAGCAACCTTTATATCCACTCTGCACGCAATTTTGATGACCTTAGGGATTGGGTTATAAAGAATAACTTCACTGGGGTTTGTACTGAGTCTGATTATGAGGCTTTTGATTCTTCTCAAGATGTAAACATTTTGGCATTTGAGGTAAGCCTGATGGAGTATTTGAGACTGCCCAGGGATTTGATTGAAGATTACAAGTACTTGAAATTCCACACTCACTCAAAGCTTGGCCAATTTGCTGTTATGAGATTCACCGGAGA</text:p>
      <text:p text:style-name="P6">&gt;Tepovirus Potato virus T, complete genome</text:p>
      <text:p text:style-name="P6">GCAAAGGCTGGTCAAACACTGGCTTGTTTTTCGCACAAGTTATTGACAAGATTTGGGCCTGCATTTAGAGAGTTTGAAAAGAAGTTCACAGCAAATTTGCCGCCATCATGGTATATTCACACAATGAAGAATTTCGATCAACTGAACAACTGGGTCATTAACTACGTTGATCAAGAAGAGGGCACTGAATCTGATTATGAAGCTTTCGATAGATCACAGGATGCAATCATTCTAGGTCTTGAAATAGAATGTCTGAAATTGTTTGGATGGGATCAAGACCTGATCGATGATTACAGAAAGCTGAAACTTCGGATGGGATGTAGATGGGGGGCAATTGCAATTATGAGATTCACAGGTGA</text:p>
      <text:p text:style-name="P6">&gt;Trichovirus Apple chlorotic leaf spot virus, complete genome</text:p>
      <text:p text:style-name="P6"><text:soft-page-break/>GCTAAGGCAGGCCAGACTTTGGCTTGTTTTCCACACAAAATTCTCGTGGAATTTAGCCCATGGTGTCGATACACAGAAAAGGTGCTCACTGCAAACTTACCGGATAATTACTACATTCATCAAAGGAAAAATTTCAGTGAATTGGAGGATTTTGCCAGAAGATTTTCAAATGGTTCAATATGTGTGGAATCAGATTATACAGCTTTTGACGTTTCACAAGATCACACCATTTTAGCATTTGAGGTGGAATTGCTCAGACATTTTGGTTGGGACGACAGAGTCCTTCAGAGTTACATTAAGATGAAGTGTACTTTGGGTTGCAGACTTGGAGGTTTTGCTATAATGAGGTTCACTGGGGA</text:p>
      <text:p text:style-name="P6">&gt;Vitivirus Grapevine virus A, complete genome</text:p>
      <text:p text:style-name="P6">GCTAAGGCGGGACAAACCATCGCCTGTTTCGCTCATTCGGTGCTGTGTAGATTCGGGCCCATTCTGCGTCAAACTGAGAAAGCGCTACGGGAGCTCCTGCCCGAGAAGCTCATGATATACTCTCAGAAAAAGTACATGGACTTGGATAAATGGGCTAAGACGTGGGTAGAGAGCATGATGGGGACGGACTCCGACTACGAGGCATTCGACAGATCACAAGACGAGAAAGTGCTGGACTTGGAGGTGGAGGTCTTGCGCTTCTTTCTATGGCCCGAAGATTTAATCAGGGAGTACGAGGAGCTTAAGCTGATGATGGGATGTGCATTAGGCGACCTGGCGGTGATGAGGTTCTCCGGGGA<text:bookmark-end text:name="__DdeLink__4381_477853422"/><text:bookmark-end text:name="__DdeLink__5010_477853422"/><text:bookmark-end text:name="__DdeLink__5646_477853422"/><text:bookmark-end text:name="__DdeLink__1581_3254812529"/><text:bookmark-end text:name="__DdeLink__1576_3254812529"/></text:p>
      <text:p text:style-name="P4"/>
      <text:p text:style-name="P4"/>
      <text:p text:style-name="P7"><text:bookmark-start text:name="__DdeLink__591_1079860857"/><text:span text:style-name="T14">ESPÈCE 1</text:span><text:tab/><text:tab/><text:tab/><text:tab/><text:tab/><text:tab/><text:tab/><text:tab/><text:tab/><text:span text:style-name="T13">Filloux</text:span></text:p>
      <text:p text:style-name="P8"><text:bookmark-start text:name="__DdeLink__1571_3254812529"/><text:bookmark-start text:name="__DdeLink__609_1079860857"/><text:bookmark-start text:name="__DdeLink__1583_3254812529"/>&gt;Contigu1,<text:span text:style-name="T15">1</text:span> (match = 343 long)</text:p>
      <text:p text:style-name="P11">GCCAAGGCAGGCCAAACTCTTGCCTGTTTTCACCATGCCGTCTTATGCAGGTTTGCACCAGCAATGAGATACATTGAAAAAAAACTAAATGAAGCCTTGCCCAAAAACTTCTACATACATTCGTGCAAAAATATTGATGATCTTAATGAATGGGTTATAAAGCAGAAGTTTGATGGCATTTGCACAGAATCTGACTATGAAGCCTTTGATGCTAGCCAGGATGCAATAGTTTTGAGCTTTGAATTGGCTTTAATGAGATATCTTGAAATTCATGAAAGTGTCATTGATGATTACATTTACATTAAAACCCATTTGGGTTCAAAACTTGGAAGTTTCGCTATCA<text:bookmark-end text:name="__DdeLink__1571_3254812529"/><text:bookmark-end text:name="__DdeLink__1583_3254812529"/></text:p>
      <text:p text:style-name="P4"/>
      <text:p text:style-name="P8"><text:bookmark-start text:name="__DdeLink__1569_3254812529"/><text:bookmark-start text:name="__DdeLink__1590_3254812529"/>&gt;Contigu<text:span text:style-name="T15">1,2</text:span></text:p>
      <text:p text:style-name="P12">GCCAAGGCAGGCCAAACTCT<text:bookmark-start text:name="__DdeLink__1547_3254812529"/><text:bookmark-start text:name="__DdeLink__2_3254812529"/>TGCCTGTTTTCACCATGCCGTCTTATGCAGGTTTGCACCAGCAATGAGATACATTGAAAAAAAACTAAATGAAGCCTTGCCCAAAAACTTCTACATACATTCGTGCAAAAATATTGATGATCTTAATGAATGGGTTATAAAGCAGAAGTTTGATGGCATTTGCACAGAATCTGACTATGAAGCCTTTGATGCTAGCCAGGATGCAATAGTTTTGAGCTTTGAATTGGCTTTAATGAGATATCTTGAAATTCATGAAAGTGTCATTGATGATTACATTTACATTAAAACCCATTTGGGTTCAAAACTTGGAAGTTTCGCTATCA<text:bookmark-end text:name="__DdeLink__1547_3254812529"/><text:bookmark-end text:name="__DdeLink__2_3254812529"/><text:bookmark-end text:name="__DdeLink__1569_3254812529"/><text:bookmark-end text:name="__DdeLink__1590_3254812529"/></text:p>
      <text:p text:style-name="P12"/>
      <text:p text:style-name="P13">Espèce 2</text:p>
      <text:p text:style-name="P13"><text:bookmark-start text:name="__DdeLink__1563_3254812529"/><text:bookmark-start text:name="__DdeLink__1592_3254812529"/>&lt;Cintigu<text:span text:style-name="T15">2,1</text:span></text:p>
      <text:p text:style-name="P13">GCAAAAGCTGGTCAAACGTTGGCATGTTTCTCACACATAGTGTTGTGTAGATTTGCACCATTCGTAAGATACATGGAAAAAATCATAAATGAAAGAATGCCGAAAAACTTCTACATTCACAATGGAAAAAATTTTGAAGAGCTCAATGACTACGTTAAGGAACATACTTTTGAAGGTAGATGCATTGAATCTGATTATGAAGCTTTTGACGCTTCACAAGATAGTCAAATTTTGGCATTTGAAGTGGCGATCATG<text:bookmark-end text:name="__DdeLink__609_1079860857"/><text:bookmark-end text:name="__DdeLink__1563_3254812529"/><text:bookmark-end text:name="__DdeLink__1592_3254812529"/></text:p>
      <text:p text:style-name="P12"><text:bookmark-end text:name="__DdeLink__591_1079860857"/></text:p>
      <text:p text:style-name="P12"/>
      <text:p text:style-name="P12"/>
      <text:p text:style-name="P12"/>
      <text:p text:style-name="P12"><text:soft-page-break/></text:p>
      <text:p text:style-name="P10"/>
      <text:p text:style-name="P9"><text:span text:style-name="T11">(moi) fait à la main </text:span><text:tab/><text:tab/><text:tab/><text:tab/><text:tab/><text:span text:style-name="T12">X</text:span><text:bookmark-start text:name="__DdeLink__2013_2300346743"/><text:bookmark-start text:name="__DdeLink__1842_477853422"/><text:bookmark-start text:name="__DdeLink__1910_477853422"/></text:p>
      <text:p text:style-name="P3"><text:bookmark-start text:name="__DdeLink__1765_477853422"/><text:bookmark-start text:name="__DdeLink__1701_477853422"/>&gt;capillovirus</text:p>
      <text:p text:style-name="P3"><text:span text:style-name="T1">ctcaaggaggtcgaatctacagacctcaaaattgatgctatctcgtc</text:span><text:bookmark text:name="NC_001749.2_4861"/><text:span text:style-name="T1">ctcagagctttacaaggatgcaacctttttcaaaccagacgtgcttaattgcatcaaaag</text:span><text:bookmark text:name="NC_001749.2_4921"/><text:span text:style-name="T1">gtttgaatcaaacgtcaaggtttcctctcgatctggtgacggcctcgtcctgtctgattt</text:span><text:bookmark text:name="NC_001749.2_4981"/><text:span text:style-name="T1">caaactgcttgatgacaccgaaattgattcaatcaggaagaaaagcaacaagtacaaata</text:span><text:bookmark text:name="NC_001749.2_5041"/><text:span text:style-name="T1">cttacactatggagtcatcctggttgggatcaaagcaatgttgccaaactttagaggcat</text:span><text:bookmark text:name="NC_001749.2_5101"/><text:span text:style-name="T1">ggaagggagagtcattgtatatgatggagcctgcctggatccgaaaagaggccacatttg</text:span><text:bookmark text:name="NC_001749.2_5161"/><text:span text:style-name="T3">ctcgtatcttttca</text:span></text:p>
      <text:p text:style-name="P3">&gt;citrivirus</text:p>
      <text:p text:style-name="P3"><text:span text:style-name="T1">gtgtagatacctagaaacccagatcagaaatcagttgcctgaaga</text:span><text:bookmark text:name="NC_003877.1_5221"/><text:span text:style-name="T1">aatttacattcactcaaataaaaattttgatgatttgaatgcatgggtcaaaaaattttt</text:span><text:bookmark text:name="NC_003877.1_5281"/><text:span text:style-name="T1">ccagagggatatctgtgttgagtctgattatgaagcatttgatgcaagccaggatgaata</text:span><text:bookmark text:name="NC_003877.1_5341"/><text:span text:style-name="T1">catattatccttcgagattcatctgatgaaagatgcgcattttccgcagaaaatcattga</text:span><text:bookmark text:name="NC_003877.1_5401"/><text:span text:style-name="T1">tgcatacatagaccttaaatgcaaattgggatgcaaattgggccatttttcaataatgag</text:span><text:bookmark text:name="NC_003877.1_5461"/><text:span text:style-name="T1">atttacaggggaattttgcaccttcctattcaacacactggccaatatggcattcactat</text:span><text:bookmark text:name="NC_003877.1_5521"/><text:span text:style-name="T4">gtgtagatacgaatgg</text:span></text:p>
      <text:p text:style-name="P3">&gt;Divavirus</text:p>
      <text:p text:style-name="P3"><text:span text:style-name="T1">gtagaacaaaagcagaatcaatattggcaactgttattcatccaacagaaattg</text:span><text:bookmark text:name="NC_019029.1_661"/><text:span text:style-name="T1">atgtagggaaggactgttcacatctacctttcttatatgagtttgaagttagcgataata</text:span><text:bookmark text:name="NC_019029.1_721"/><text:span text:style-name="T1">atatattcttctttcctgatggaaacagaagtgaaggttatgagcaaccaaagactgctg</text:span><text:bookmark text:name="NC_019029.1_781"/><text:span text:style-name="T1">gctggtggttaaaaatgagacggttctatagtgacggagaggtatatagtgttacgctct</text:span><text:bookmark text:name="NC_019029.1_841"/><text:span text:style-name="T1">taagaacaataggaccctttcacttgatttacatatctagaggctctctagcttcagagt</text:span><text:bookmark text:name="NC_019029.1_901"/><text:span text:style-name="T1">cacggaggttttttgatgatttcaacattttagatctgccagtaaaatatgccaaaaata</text:span><text:bookmark text:name="NC_019029.1_961"/><text:span text:style-name="T5">atctaat</text:span></text:p>
      <text:p text:style-name="P3">&gt;Tepovirus</text:p>
      <text:p text:style-name="P3"><text:span text:style-name="T1">ctgggtca</text:span><text:bookmark text:name="NC_011062.1_4141"/><text:span text:style-name="T1">ttaactacgttgatcaagaagagggcactgaatctgattatgaagctttcgatagatcac</text:span><text:bookmark text:name="NC_011062.1_4201"/><text:span text:style-name="T1">aggatgcaatcattctaggtcttgaaatagaatgtctgaaattgtttggatgggatcaag</text:span><text:bookmark text:name="NC_011062.1_4261"/><text:span text:style-name="T1">acctgatcgatgattacagaaagctgaaacttcggatgggatgtagatggggggcaa</text:span><text:bookmark-start text:name="__DdeLink__4551_3062245043"/><text:span text:style-name="T1">ttg</text:span><text:bookmark text:name="NC_011062.1_4321"/><text:span text:style-name="T1">caattatgagattcacaggtga</text:span><text:bookmark-end text:name="__DdeLink__4551_3062245043"/><text:span text:style-name="T1">atttggaacattctttttcaacacaattgcaaacatcg</text:span><text:bookmark text:name="NC_011062.1_4381"/><text:span text:style-name="T1">cattcacatgtttgaggtataatatcaccagagacactgtgattgcgtttgcaggagatg</text:span><text:bookmark text:name="NC_011062.1_4441"/><text:span text:style-name="T5">acatgtatgcatccggaaaactcgaaatcaggaaagatagagaagacctgctg</text:span></text:p>
      <text:p text:style-name="P3">&gt;Prunevirus</text:p>
      <text:p text:style-name="P3"><text:span text:style-name="T1">tactgcaggtacatggagaagcaattaagagctcagctgcctggtgaaatatatat</text:span><text:bookmark text:name="NC_023295.1_4381"/><text:span text:style-name="T1">acactcgaacaaaaacttcaatgatttgaatgaatgggtcaaaaagcacgctggtgatga</text:span><text:bookmark text:name="NC_023295.1_4441"/><text:span text:style-name="T1">tctgtgtgttgagtctgattacgaagcatttgatgcctcacaagaccaatacattttatc</text:span><text:bookmark text:name="NC_023295.1_4501"/><text:span text:style-name="T1">atttgagctctttatgatgagacatatgcatataccagaacaaatcatccaggcttacat</text:span><text:bookmark text:name="NC_023295.1_4561"/><text:span text:style-name="T1">tgatctcaaggtcaacctgggttgcaagttgggacattttgccatcatgaggttcacggg</text:span><text:bookmark text:name="NC_023295.1_4621"/><text:span text:style-name="T1">tgagttttcaacattcctcttcaatactttggctaatatggcattcaccatgtgcaggta</text:span><text:bookmark text:name="NC_023295.1_4681"/><text:span text:style-name="T5">tgagt</text:span></text:p>
      <text:p text:style-name="P3">&gt;Robigovirus</text:p>
      <text:p text:style-name="P3"><text:span text:style-name="T1">acgaagtttgataatagatttaggaacgc</text:span><text:bookmark text:name="NC_020996.1_5341"/><text:span text:style-name="T1">aaaagctggtcaaactttagcttgcttccatcatgatgtgctctgtcgccttgctccgta</text:span><text:bookmark text:name="NC_020996.1_5401"/><text:span text:style-name="T1">cattcggtacattgagaagaaagtgttcaaggctctgcctagcaacctttatatccactc</text:span><text:bookmark text:name="NC_020996.1_5461"/><text:span text:style-name="T1">tgcacgcaattttgatgaccttagggattgggttataaagaataacttcactggggtttg</text:span><text:bookmark text:name="NC_020996.1_5521"/><text:span text:style-name="T1">tactgagtctgattatgaggcttttgattcttctcaagatgtaaacattttggcatttga</text:span><text:bookmark text:name="NC_020996.1_5581"/><text:span text:style-name="T1">ggtaagcctgatggagtatttgagactgcccagggatttgattgaagattacaagtactt</text:span><text:bookmark text:name="NC_020996.1_5641"/><text:span text:style-name="T6">gaaattccacactcactcaaagcttggccaat</text:span></text:p>
      <text:p text:style-name="P3">&gt;Trichovirus</text:p>
      <text:p text:style-name="P3"><text:span text:style-name="T1">gtcaatcaagcgatgagttatgaggctgtgtatcccagacacaaaatggatgatgatct</text:span><text:bookmark text:name="NC_001409.1_4561"/><text:span text:style-name="T1">cactttccttgctgccataaagaagaggcttcgctttgacaacgttgccaacaattacgc</text:span><text:bookmark text:name="NC_001409.1_4621"/><text:span text:style-name="T1">aaaattcaaggcagcagagagcagagggaagtatctgacaaaaatctttctcaaacatgt</text:span><text:bookmark text:name="NC_001409.1_4681"/><text:span text:style-name="T1">gcccatcaaatgtggcagggaccaaaggctcctggatcaatgcaggcaagaatttgagga</text:span><text:bookmark text:name="NC_001409.1_4741"/><text:span text:style-name="T1">gacgaaactatctaaaagtgcggccacaattggagcacactctcagaggtcagactcgga</text:span><text:bookmark text:name="NC_001409.1_4801"/><text:span text:style-name="T1">ttggcccttggataagattttcctgttcatgaaatcgcaactttgcacaaaattcgaaaa</text:span><text:bookmark text:name="NC_001409.1_4861"/><text:span text:style-name="T6">aa</text:span></text:p>
      <text:p text:style-name="P3">&gt;Vitivirus</text:p>
      <text:p text:style-name="P3"><text:span text:style-name="T1">gggtggatgcta</text:span><text:bookmark text:name="NC_003604.2_4321"/><text:span text:style-name="T1">aggcgggacaaaccatcgcctgtttcgctcattcggtgctgtgtagattcgggcccattc</text:span><text:bookmark text:name="NC_003604.2_4381"/><text:span text:style-name="T1">tgcgtcaaactgagaaagcgctacgggagctcctgcccgagaagctcatgatatactctc</text:span><text:bookmark text:name="NC_003604.2_4441"/><text:span text:style-name="T1">agaaaaagtacatggacttggataaatgggctaagacgtgggtagagagcatgatgggga</text:span><text:bookmark text:name="NC_003604.2_4501"/><text:span text:style-name="T1">cggactccgactacgaggcattcgacagatcacaagacgagaaagtgctggacttggagg</text:span><text:bookmark text:name="NC_003604.2_4561"/><text:span text:style-name="T1">tggaggtcttgcgcttctttctatggcccgaagatttaatcagggagtacgaggagctta</text:span><text:bookmark text:name="NC_003604.2_4621"/><text:span text:style-name="T7">agctgatgatgggatgtgcattaggcgacctggcggtgatgaggttctc</text:span></text:p>
      <text:p text:style-name="P3">&gt;Carlavirus</text:p>
      <text:p text:style-name="P3"><text:soft-page-break/><text:span text:style-name="T1">cagggttgctaaagcagcgcagag</text:span><text:bookmark text:name="NC_001361.2_5161"/><text:span text:style-name="T1">catcgt</text:span><text:bookmark-start text:name="__DdeLink__5126_3062245043"/><text:span text:style-name="T1">gtgttttcaacatgcggtcttgtgtcgttttgcgccctacatgcgatacattga</text:span><text:bookmark text:name="NC_001361.2_52211"/><text:span text:style-name="T1">gatgaaagtgcacgaggtgctgccgaagaattactacatccactcaggaaagggtttgga</text:span><text:bookmark text:name="NC_001361.2_52811"/><text:span text:style-name="T1">ggagctggatgcgtgggtcaagaaagggaagtttgaccggatttgcacggagtctgatta</text:span><text:bookmark text:name="NC_001361.2_53411"/><text:span text:style-name="T1">tgaggcattcgatgcgtcacaagatg</text:span><text:bookmark-end text:name="__DdeLink__5126_3062245043"/><text:span text:style-name="T1">aatttatcatggctttcgagctggaattgatgaa</text:span><text:bookmark text:name="NC_001361.2_5401"/><text:span text:style-name="T1">gtacttaaggttaccaagtgatctaatcgaggattacaagttcatcaagactagcctagg</text:span><text:bookmark text:name="NC_001361.2_5461"/><text:span text:style-name="T8">atctaaattgggcaattttgctataatgcgcttctcc</text:span></text:p>
      <text:p text:style-name="P3">&gt;Foveavirus</text:p>
      <text:p text:style-name="P2"><text:span text:style-name="T1">gaagcggatcgtgcagggtttttttctgaagctttttccaaacc</text:span><text:bookmark text:name="NC_003462.2_1261"/><text:span text:style-name="T1">caatttccagaaattttaaagtggtccagcaattgcatcttgataatttcatcgagactt</text:span><text:bookmark text:name="NC_003462.2_1321"/><text:span text:style-name="T1">tagaggagtttaacttcagcatcaacacagaaagtttgtcattgaattggaaggatgatc</text:span><text:bookmark text:name="NC_003462.2_1381"/><text:span text:style-name="T1">tggaatttgttaacttaacctttggagacacagactttaatgttgaggattcttttgctg</text:span><text:bookmark text:name="NC_003462.2_1441"/><text:span text:style-name="T1">aggcatggggcacaaagaaagacgttgtgaacatcaccaccgtgcatcactctccatact</text:span><text:bookmark text:name="NC_003462.2_1501"/><text:span text:style-name="T1">tggttagtaagtttgagtcatacgatcatcagttccactccattttgagcgttaaatcta</text:span><text:bookmark text:name="NC_003462.2_1561"/><text:span text:style-name="T2">tctcagcactcaccagg</text:span><text:bookmark-end text:name="__DdeLink__1910_477853422"/><text:bookmark-end text:name="__DdeLink__1842_477853422"/></text:p>
      <text:p text:style-name="P2"><text:bookmark-end text:name="__DdeLink__2013_2300346743"/><text:bookmark-end text:name="__DdeLink__1765_477853422"/><text:bookmark-end text:name="__DdeLink__1701_4778534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7:43:27.698625798</meta:creation-date>
    <dc:date>2019-04-23T14:31:44.571464802</dc:date>
    <meta:editing-duration>PT1H30M56S</meta:editing-duration>
    <meta:editing-cycles>11</meta:editing-cycles>
    <meta:generator>LibreOffice/6.1.4.2$Linux_X86_64 LibreOffice_project/10$Build-2</meta:generator>
    <meta:document-statistic meta:table-count="0" meta:image-count="0" meta:object-count="0" meta:page-count="9" meta:paragraph-count="100" meta:word-count="205" meta:character-count="18105" meta:non-whitespace-character-count="17986"/>
  </office:meta>
</office:document-meta>
</file>